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tyle="italic" style:font-style-asian="italic" style:font-style-complex="italic" fo:background-color="#FFFF00"/>
    </style:style>
    <style:style style:name="P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 style:font-style-complex="italic"/>
    </style:style>
    <style:style style:name="P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" style:parent-style-name="Absatz-Standardschriftart" style:family="text">
      <style:text-properties fo:font-style="italic" style:font-style-asian="italic" style:font-style-complex="italic" fo:color="#EE0000"/>
    </style:style>
    <style:style style:name="T16" style:parent-style-name="Absatz-Standardschriftart" style:family="text">
      <style:text-properties fo:color="#EE0000"/>
    </style:style>
  </office:automatic-styles>
  <office:body>
    <office:text text:use-soft-page-breaks="true">
      <text:p text:style-name="P1">Exkurs-Auftrag für Schüler:innen:</text:p>
      <text:p text:style-name="P2"/>
      <text:p text:style-name="Standard"><text:span text:style-name="T3">Titel: „Wie läuft die Inventur in meinem Ausbildungsbetrieb?“</text:span></text:p>
      <text:p text:style-name="P4">Aufgabe:</text:p>
      <text:p text:style-name="P5">Führe ein kurzes Interview mit deiner Lager-/Buchhaltungsabteilung (max. 5 Fragen)<text:s/></text:p>
      <text:p text:style-name="P6">Dokumentiere:</text:p>
      <text:list text:style-name="LFO1" text:continue-numbering="true">
        <text:list-item>
          <text:p text:style-name="P7">Wie wird gezählt?</text:p>
        </text:list-item>
        <text:list-item>
          <text:p text:style-name="P8">Wer ist verantwortlich?</text:p>
        </text:list-item>
        <text:list-item>
          <text:p text:style-name="P9">Wie werden Lagerbewegungen erfasst?</text:p>
        </text:list-item>
        <text:list-item>
          <text:p text:style-name="P10">Gibt es Prüfungen/Kontrollen?</text:p>
        </text:list-item>
      </text:list>
      <text:p text:style-name="P11">Vergleiche:<text:s/></text:p>
      <text:list text:style-name="LFO1" text:continue-numbering="true">
        <text:list-item>
          <text:p text:style-name="P12">Was läuft ähnlich wie in der Story?</text:p>
        </text:list-item>
        <text:list-item>
          <text:p text:style-name="P13">Was läuft besser/schlechter?</text:p>
        </text:list-item>
      </text:list>
      <text:p text:style-name="Standard"/>
      <text:p text:style-name="P14"><text:span text:style-name="T15">Abgabe</text:span><text:span text:style-name="T16">:<text:s/></text:span>schriftlich oder als kurze Präsentation (2 Folien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11T09:25:00Z</meta:creation-date>
    <dc:date>2026-03-11T09:28:00Z</dc:date>
    <meta:template xlink:href="Normal" xlink:type="simple"/>
    <meta:editing-cycles>2</meta:editing-cycles>
    <meta:editing-duration>PT0S</meta:editing-duration>
    <meta:document-statistic meta:page-count="1" meta:paragraph-count="1" meta:word-count="61" meta:character-count="449" meta:row-count="3" meta:non-whitespace-character-count="389"/>
  </office:meta>
</office:document-meta>
</file>